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3.547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40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140">
            <text:p>5140</text:p>
          </table:table-cell>
          <table:table-cell office:value-type="float" office:value="10328">
            <text:p>10328</text:p>
          </table:table-cell>
          <table:table-cell office:value-type="float" office:value="15531">
            <text:p>15531</text:p>
          </table:table-cell>
          <table:table-cell office:value-type="float" office:value="20703">
            <text:p>20703</text:p>
          </table:table-cell>
          <table:table-cell office:value-type="float" office:value="25015">
            <text:p>25015</text:p>
          </table:table-cell>
          <table:table-cell office:value-type="float" office:value="30187">
            <text:p>30187</text:p>
          </table:table-cell>
          <table:table-cell office:value-type="float" office:value="35375">
            <text:p>35375</text:p>
          </table:table-cell>
          <table:table-cell office:value-type="float" office:value="40562">
            <text:p>40562</text:p>
          </table:table-cell>
          <table:table-cell office:value-type="float" office:value="45765">
            <text:p>45765</text:p>
          </table:table-cell>
          <table:table-cell office:value-type="float" office:value="50093">
            <text:p>50093</text:p>
          </table:table-cell>
          <table:table-cell office:value-type="float" office:value="55281">
            <text:p>55281</text:p>
          </table:table-cell>
          <table:table-cell office:value-type="float" office:value="60515">
            <text:p>60515</text:p>
          </table:table-cell>
          <table:table-cell office:value-type="float" office:value="65828">
            <text:p>65828</text:p>
          </table:table-cell>
          <table:table-cell office:value-type="float" office:value="70187">
            <text:p>70187</text:p>
          </table:table-cell>
          <table:table-cell office:value-type="float" office:value="75375">
            <text:p>75375</text:p>
          </table:table-cell>
          <table:table-cell office:value-type="float" office:value="80593">
            <text:p>80593</text:p>
          </table:table-cell>
          <table:table-cell office:value-type="float" office:value="85781">
            <text:p>85781</text:p>
          </table:table-cell>
          <table:table-cell office:value-type="float" office:value="90078">
            <text:p>90078</text:p>
          </table:table-cell>
          <table:table-cell office:value-type="float" office:value="95281">
            <text:p>95281</text:p>
          </table:table-cell>
          <table:table-cell office:value-type="float" office:value="100437">
            <text:p>100437</text:p>
          </table:table-cell>
          <table:table-cell office:value-type="float" office:value="105593">
            <text:p>105593</text:p>
          </table:table-cell>
          <table:table-cell office:value-type="float" office:value="110765">
            <text:p>110765</text:p>
          </table:table-cell>
          <table:table-cell office:value-type="float" office:value="115046">
            <text:p>115046</text:p>
          </table:table-cell>
          <table:table-cell office:value-type="float" office:value="120218">
            <text:p>120218</text:p>
          </table:table-cell>
          <table:table-cell office:value-type="float" office:value="125375">
            <text:p>125375</text:p>
          </table:table-cell>
          <table:table-cell office:value-type="float" office:value="130500">
            <text:p>130500</text:p>
          </table:table-cell>
          <table:table-cell office:value-type="float" office:value="135625">
            <text:p>135625</text:p>
          </table:table-cell>
          <table:table-cell office:value-type="float" office:value="140781">
            <text:p>140781</text:p>
          </table:table-cell>
          <table:table-cell office:value-type="float" office:value="145125">
            <text:p>145125</text:p>
          </table:table-cell>
          <table:table-cell office:value-type="float" office:value="150281">
            <text:p>150281</text:p>
          </table:table-cell>
          <table:table-cell office:value-type="float" office:value="155484">
            <text:p>155484</text:p>
          </table:table-cell>
          <table:table-cell office:value-type="float" office:value="160687">
            <text:p>160687</text:p>
          </table:table-cell>
          <table:table-cell office:value-type="float" office:value="165015">
            <text:p>165015</text:p>
          </table:table-cell>
          <table:table-cell office:value-type="float" office:value="170234">
            <text:p>170234</text:p>
          </table:table-cell>
          <table:table-cell office:value-type="float" office:value="175390">
            <text:p>175390</text:p>
          </table:table-cell>
          <table:table-cell office:value-type="float" office:value="180578">
            <text:p>180578</text:p>
          </table:table-cell>
          <table:table-cell office:value-type="float" office:value="185750">
            <text:p>185750</text:p>
          </table:table-cell>
          <table:table-cell office:value-type="float" office:value="190062">
            <text:p>190062</text:p>
          </table:table-cell>
          <table:table-cell office:value-type="float" office:value="195250">
            <text:p>195250</text:p>
          </table:table-cell>
          <table:table-cell office:value-type="float" office:value="200468">
            <text:p>200468</text:p>
          </table:table-cell>
          <table:table-cell office:value-type="float" office:value="205671">
            <text:p>205671</text:p>
          </table:table-cell>
          <table:table-cell office:value-type="float" office:value="210031">
            <text:p>210031</text:p>
          </table:table-cell>
          <table:table-cell office:value-type="float" office:value="215218">
            <text:p>215218</text:p>
          </table:table-cell>
          <table:table-cell office:value-type="float" office:value="220453">
            <text:p>220453</text:p>
          </table:table-cell>
          <table:table-cell office:value-type="float" office:value="225625">
            <text:p>225625</text:p>
          </table:table-cell>
          <table:table-cell office:value-type="float" office:value="230796">
            <text:p>230796</text:p>
          </table:table-cell>
          <table:table-cell office:value-type="float" office:value="235109">
            <text:p>235109</text:p>
          </table:table-cell>
          <table:table-cell office:value-type="float" office:value="240250">
            <text:p>240250</text:p>
          </table:table-cell>
          <table:table-cell office:value-type="float" office:value="245421">
            <text:p>245421</text:p>
          </table:table-cell>
          <table:table-cell office:value-type="float" office:value="250578">
            <text:p>250578</text:p>
          </table:table-cell>
          <table:table-cell office:value-type="float" office:value="255734">
            <text:p>255734</text:p>
          </table:table-cell>
          <table:table-cell office:value-type="float" office:value="260843">
            <text:p>260843</text:p>
          </table:table-cell>
          <table:table-cell office:value-type="float" office:value="265156">
            <text:p>265156</text:p>
          </table:table-cell>
          <table:table-cell office:value-type="float" office:value="270296">
            <text:p>270296</text:p>
          </table:table-cell>
          <table:table-cell office:value-type="float" office:value="275468">
            <text:p>275468</text:p>
          </table:table-cell>
          <table:table-cell office:value-type="float" office:value="280609">
            <text:p>280609</text:p>
          </table:table-cell>
          <table:table-cell office:value-type="float" office:value="285765">
            <text:p>285765</text:p>
          </table:table-cell>
          <table:table-cell office:value-type="float" office:value="290062">
            <text:p>290062</text:p>
          </table:table-cell>
          <table:table-cell office:value-type="float" office:value="295203">
            <text:p>295203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2" office:value-type="float" office:value="186841.955725062">
            <text:p>186841,96</text:p>
          </table:table-cell>
          <table:table-cell table:number-columns-repeated="17" office:value-type="float" office:value="186158.410398047">
            <text:p>186158,41</text:p>
          </table:table-cell>
          <table:table-cell table:number-columns-repeated="40" office:value-type="float" office:value="184539.250262159">
            <text:p>184539,25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9" office:value-type="float" office:value="1">
            <text:p>1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85083.845740733">
            <text:p>185083,85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649568.746414862">
            <text:p>649568,75</text:p>
          </table:table-cell>
          <table:table-cell table:number-columns-repeated="58"/>
        </table:table-row>
        <table:table-row table:style-name="ro1" table:number-rows-repeated="2">
          <table:table-cell table:number-columns-repeated="60"/>
        </table:table-row>
        <table:table-row table:style-name="ro1">
          <table:table-cell/>
          <table:table-cell>
            <draw:frame table:end-cell-address="Sheet1.G29" table:end-x="1.892cm" table:end-y="0.134cm" draw:z-index="0" svg:width="17.128cm" svg:height="8.862cm" svg:x="3.408cm" svg:y="0.303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1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15:05</meta:creation-date>
    <dc:creator>Hugo Meyer</dc:creator>
    <dc:date>2007-12-26T18:17:39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6.5pt" style:font-family-asian="'Arial Unicode MS'" style:font-pitch-asian="variable" style:font-size-asian="16.5pt" style:font-family-complex="Tahoma" style:font-pitch-complex="variable" style:font-size-complex="16.5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.59999990463257pt" style:font-family-asian="'Arial Unicode MS'" style:font-pitch-asian="variable" style:font-size-asian="7.59999990463257pt" style:font-family-complex="Tahoma" style:font-pitch-complex="variable" style:font-size-complex="7.5999999046325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Arial Unicode MS'" style:font-pitch-asian="variable" style:font-size-asian="8.89999961853027pt" style:font-family-complex="Tahoma" style:font-pitch-complex="variable" style:font-size-complex="8.89999961853027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1.3999996185303pt" style:font-family-asian="'Arial Unicode MS'" style:font-pitch-asian="variable" style:font-size-asian="11.3999996185303pt" style:font-family-complex="Tahoma" style:font-pitch-complex="variable" style:font-size-complex="11.3999996185303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89999961853027pt" style:font-family-asian="'Arial Unicode MS'" style:font-pitch-asian="variable" style:font-size-asian="8.89999961853027pt" style:font-family-complex="Tahoma" style:font-pitch-complex="variable" style:font-size-complex="8.89999961853027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7.59999990463257pt" style:font-family-asian="'Arial Unicode MS'" style:font-pitch-asian="variable" style:font-size-asian="7.59999990463257pt" style:font-family-complex="Tahoma" style:font-pitch-complex="variable" style:font-size-complex="7.59999990463257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17.129cm" svg:height="8.863cm" chart:class="chart:scatter" chart:style-name="ch1">
        <chart:title svg:x="6.374cm" svg:y="0.176cm" chart:style-name="ch2">
          <text:p>Tiempo vs Costo</text:p>
        </chart:title>
        <chart:legend chart:legend-position="end" svg:x="15.556cm" svg:y="4.19cm" chart:style-name="ch3"/>
        <chart:plot-area chart:style-name="ch4" table:cell-range-address="Sheet1.$A$1:.$BH$2" chart:data-source-has-labels="column" chart:table-number-list="0" svg:x="0.342cm" svg:y="1.18cm" svg:width="14.531cm" svg:height="7.507cm">
          <chart:axis chart:dimension="x" chart:name="primary-x" chart:style-name="ch5">
            <chart:title svg:x="7.708cm" svg:y="8.235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342cm" svg:y="4.828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140">
                <text:p>5140</text:p>
              </table:table-cell>
              <table:table-cell office:value-type="float" office:value="10328">
                <text:p>10328</text:p>
              </table:table-cell>
              <table:table-cell office:value-type="float" office:value="15531">
                <text:p>15531</text:p>
              </table:table-cell>
              <table:table-cell office:value-type="float" office:value="20703">
                <text:p>20703</text:p>
              </table:table-cell>
              <table:table-cell office:value-type="float" office:value="25015">
                <text:p>25015</text:p>
              </table:table-cell>
              <table:table-cell office:value-type="float" office:value="30187">
                <text:p>30187</text:p>
              </table:table-cell>
              <table:table-cell office:value-type="float" office:value="35375">
                <text:p>35375</text:p>
              </table:table-cell>
              <table:table-cell office:value-type="float" office:value="40562">
                <text:p>40562</text:p>
              </table:table-cell>
              <table:table-cell office:value-type="float" office:value="45765">
                <text:p>45765</text:p>
              </table:table-cell>
              <table:table-cell office:value-type="float" office:value="50093">
                <text:p>50093</text:p>
              </table:table-cell>
              <table:table-cell office:value-type="float" office:value="55281">
                <text:p>55281</text:p>
              </table:table-cell>
              <table:table-cell office:value-type="float" office:value="60515">
                <text:p>60515</text:p>
              </table:table-cell>
              <table:table-cell office:value-type="float" office:value="65828">
                <text:p>65828</text:p>
              </table:table-cell>
              <table:table-cell office:value-type="float" office:value="70187">
                <text:p>70187</text:p>
              </table:table-cell>
              <table:table-cell office:value-type="float" office:value="75375">
                <text:p>75375</text:p>
              </table:table-cell>
              <table:table-cell office:value-type="float" office:value="80593">
                <text:p>80593</text:p>
              </table:table-cell>
              <table:table-cell office:value-type="float" office:value="85781">
                <text:p>85781</text:p>
              </table:table-cell>
              <table:table-cell office:value-type="float" office:value="90078">
                <text:p>90078</text:p>
              </table:table-cell>
              <table:table-cell office:value-type="float" office:value="95281">
                <text:p>95281</text:p>
              </table:table-cell>
              <table:table-cell office:value-type="float" office:value="100437">
                <text:p>100437</text:p>
              </table:table-cell>
              <table:table-cell office:value-type="float" office:value="105593">
                <text:p>105593</text:p>
              </table:table-cell>
              <table:table-cell office:value-type="float" office:value="110765">
                <text:p>110765</text:p>
              </table:table-cell>
              <table:table-cell office:value-type="float" office:value="115046">
                <text:p>115046</text:p>
              </table:table-cell>
              <table:table-cell office:value-type="float" office:value="120218">
                <text:p>120218</text:p>
              </table:table-cell>
              <table:table-cell office:value-type="float" office:value="125375">
                <text:p>125375</text:p>
              </table:table-cell>
              <table:table-cell office:value-type="float" office:value="130500">
                <text:p>130500</text:p>
              </table:table-cell>
              <table:table-cell office:value-type="float" office:value="135625">
                <text:p>135625</text:p>
              </table:table-cell>
              <table:table-cell office:value-type="float" office:value="140781">
                <text:p>140781</text:p>
              </table:table-cell>
              <table:table-cell office:value-type="float" office:value="145125">
                <text:p>145125</text:p>
              </table:table-cell>
              <table:table-cell office:value-type="float" office:value="150281">
                <text:p>150281</text:p>
              </table:table-cell>
              <table:table-cell office:value-type="float" office:value="155484">
                <text:p>155484</text:p>
              </table:table-cell>
              <table:table-cell office:value-type="float" office:value="160687">
                <text:p>160687</text:p>
              </table:table-cell>
              <table:table-cell office:value-type="float" office:value="165015">
                <text:p>165015</text:p>
              </table:table-cell>
              <table:table-cell office:value-type="float" office:value="170234">
                <text:p>170234</text:p>
              </table:table-cell>
              <table:table-cell office:value-type="float" office:value="175390">
                <text:p>175390</text:p>
              </table:table-cell>
              <table:table-cell office:value-type="float" office:value="180578">
                <text:p>180578</text:p>
              </table:table-cell>
              <table:table-cell office:value-type="float" office:value="185750">
                <text:p>185750</text:p>
              </table:table-cell>
              <table:table-cell office:value-type="float" office:value="190062">
                <text:p>190062</text:p>
              </table:table-cell>
              <table:table-cell office:value-type="float" office:value="195250">
                <text:p>195250</text:p>
              </table:table-cell>
              <table:table-cell office:value-type="float" office:value="200468">
                <text:p>200468</text:p>
              </table:table-cell>
              <table:table-cell office:value-type="float" office:value="205671">
                <text:p>205671</text:p>
              </table:table-cell>
              <table:table-cell office:value-type="float" office:value="210031">
                <text:p>210031</text:p>
              </table:table-cell>
              <table:table-cell office:value-type="float" office:value="215218">
                <text:p>215218</text:p>
              </table:table-cell>
              <table:table-cell office:value-type="float" office:value="220453">
                <text:p>220453</text:p>
              </table:table-cell>
              <table:table-cell office:value-type="float" office:value="225625">
                <text:p>225625</text:p>
              </table:table-cell>
              <table:table-cell office:value-type="float" office:value="230796">
                <text:p>230796</text:p>
              </table:table-cell>
              <table:table-cell office:value-type="float" office:value="235109">
                <text:p>235109</text:p>
              </table:table-cell>
              <table:table-cell office:value-type="float" office:value="240250">
                <text:p>240250</text:p>
              </table:table-cell>
              <table:table-cell office:value-type="float" office:value="245421">
                <text:p>245421</text:p>
              </table:table-cell>
              <table:table-cell office:value-type="float" office:value="250578">
                <text:p>250578</text:p>
              </table:table-cell>
              <table:table-cell office:value-type="float" office:value="255734">
                <text:p>255734</text:p>
              </table:table-cell>
              <table:table-cell office:value-type="float" office:value="260843">
                <text:p>260843</text:p>
              </table:table-cell>
              <table:table-cell office:value-type="float" office:value="265156">
                <text:p>265156</text:p>
              </table:table-cell>
              <table:table-cell office:value-type="float" office:value="270296">
                <text:p>270296</text:p>
              </table:table-cell>
              <table:table-cell office:value-type="float" office:value="275468">
                <text:p>275468</text:p>
              </table:table-cell>
              <table:table-cell office:value-type="float" office:value="280609">
                <text:p>280609</text:p>
              </table:table-cell>
              <table:table-cell office:value-type="float" office:value="285765">
                <text:p>285765</text:p>
              </table:table-cell>
              <table:table-cell office:value-type="float" office:value="290062">
                <text:p>290062</text:p>
              </table:table-cell>
              <table:table-cell office:value-type="float" office:value="295203">
                <text:p>295203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86841.955725062">
                <text:p>186841.955725062</text:p>
              </table:table-cell>
              <table:table-cell office:value-type="float" office:value="186841.955725062">
                <text:p>186841.955725062</text:p>
              </table:table-cell>
              <table:table-cell office:value-type="float" office:value="186158.410398047">
                <text:p>186158.410398047</text:p>
              </table:table-cell>
              <table:table-cell office:value-type="float" office:value="186158.410398047">
                <text:p>186158.410398047</text:p>
              </table:table-cell>
              <table:table-cell office:value-type="float" office:value="186158.410398047">
                <text:p>186158.410398047</text:p>
              </table:table-cell>
              <table:table-cell office:value-type="float" office:value="186158.410398047">
                <text:p>186158.410398047</text:p>
              </table:table-cell>
              <table:table-cell office:value-type="float" office:value="186158.410398047">
                <text:p>186158.410398047</text:p>
              </table:table-cell>
              <table:table-cell office:value-type="float" office:value="186158.410398047">
                <text:p>186158.410398047</text:p>
              </table:table-cell>
              <table:table-cell office:value-type="float" office:value="186158.410398047">
                <text:p>186158.410398047</text:p>
              </table:table-cell>
              <table:table-cell office:value-type="float" office:value="186158.410398047">
                <text:p>186158.410398047</text:p>
              </table:table-cell>
              <table:table-cell office:value-type="float" office:value="186158.410398047">
                <text:p>186158.410398047</text:p>
              </table:table-cell>
              <table:table-cell office:value-type="float" office:value="186158.410398047">
                <text:p>186158.410398047</text:p>
              </table:table-cell>
              <table:table-cell office:value-type="float" office:value="186158.410398047">
                <text:p>186158.410398047</text:p>
              </table:table-cell>
              <table:table-cell office:value-type="float" office:value="186158.410398047">
                <text:p>186158.410398047</text:p>
              </table:table-cell>
              <table:table-cell office:value-type="float" office:value="186158.410398047">
                <text:p>186158.410398047</text:p>
              </table:table-cell>
              <table:table-cell office:value-type="float" office:value="186158.410398047">
                <text:p>186158.410398047</text:p>
              </table:table-cell>
              <table:table-cell office:value-type="float" office:value="186158.410398047">
                <text:p>186158.410398047</text:p>
              </table:table-cell>
              <table:table-cell office:value-type="float" office:value="186158.410398047">
                <text:p>186158.410398047</text:p>
              </table:table-cell>
              <table:table-cell office:value-type="float" office:value="186158.410398047">
                <text:p>186158.410398047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  <table:table-cell office:value-type="float" office:value="184539.250262159">
                <text:p>184539.25026215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